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cc99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9cm" fo:min-width="8.433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47.0999984741211pt"/>
    </style:style>
    <style:style style:name="P3" style:family="paragraph">
      <style:paragraph-properties fo:margin-left="0cm" fo:margin-right="0cm" fo:text-indent="0cm"/>
      <style:text-properties fo:color="#ff3333" fo:font-size="47.0999984741211pt" fo:text-shadow="none" fo:font-weight="bold" style:font-size-asian="18pt" style:font-size-complex="18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ff3333" fo:font-size="66pt" fo:text-shadow="none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rect draw:style-name="gr1" draw:text-style-name="P1" draw:layer="layout" svg:width="22cm" svg:height="15cm" svg:x="-0.001cm" svg:y="-0.001cm">
          <text:p/>
        </draw:rect>
        <draw:line draw:style-name="gr2" draw:text-style-name="P1" draw:layer="layout" svg:x1="0.392cm" svg:y1="14.643cm" svg:x2="21.606cm" svg:y2="0.357cm">
          <text:p/>
        </draw:line>
        <draw:line draw:style-name="gr2" draw:text-style-name="P1" draw:layer="layout" svg:x1="0.392cm" svg:y1="0.357cm" svg:x2="21.606cm" svg:y2="14.643cm">
          <text:p/>
        </draw:line>
        <draw:frame draw:style-name="gr3" draw:text-style-name="P3" draw:layer="layout" svg:width="11.369cm" svg:height="2.855cm" svg:x="5.581cm" svg:y="6.128cm">
          <draw:text-box>
            <text:p text:style-name="P2"><text:span text:style-name="T1">DELETE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2cm" fo:page-height="1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9cm" svg:height="4.049cm" svg:x="2.97cm" svg:y="4.222cm" draw:page-number="1"/>
      <draw:page-thumbnail draw:layer="backgroundobjects" svg:width="5.939cm" svg:height="4.049cm" svg:x="11.88cm" svg:y="4.222cm"/>
      <draw:page-thumbnail draw:layer="backgroundobjects" svg:width="5.939cm" svg:height="4.049cm" svg:x="20.79cm" svg:y="4.222cm"/>
      <draw:page-thumbnail draw:layer="backgroundobjects" svg:width="5.939cm" svg:height="4.049cm" svg:x="2.97cm" svg:y="12.727cm"/>
      <draw:page-thumbnail draw:layer="backgroundobjects" svg:width="5.939cm" svg:height="4.049cm" svg:x="11.88cm" svg:y="12.727cm"/>
      <draw:page-thumbnail draw:layer="backgroundobjects" svg:width="5.939cm" svg:height="4.049cm" svg:x="20.79cm" svg:y="12.727cm"/>
    </style:handout-master>
    <style:master-page style:name="Standard" style:page-layout-name="PM1" draw:style-name="dp1">
      <draw:frame presentation:style-name="Standard-title" draw:layer="backgroundobjects" svg:width="19.799cm" svg:height="2.504cm" svg:x="1.1cm" svg:y="0.597cm" presentation:class="title" presentation:placeholder="true">
        <draw:text-box/>
      </draw:frame>
      <draw:frame presentation:style-name="Standard-outline1" draw:layer="backgroundobjects" svg:width="19.799cm" svg:height="9.899cm" svg:x="1.1cm" svg:y="3.51cm" presentation:class="outline" presentation:placeholder="true">
        <draw:text-box/>
      </draw:frame>
      <draw:frame presentation:style-name="pr1" draw:text-style-name="P1" draw:layer="backgroundobjects" svg:width="5.125cm" svg:height="1.034cm" svg:x="1.1cm" svg:y="13.665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6.973cm" svg:height="1.034cm" svg:x="7.524cm" svg:y="13.665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5.125cm" svg:height="1.034cm" svg:x="15.774cm" svg:y="13.665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Sebastian Wagner</meta:initial-creator>
    <meta:creation-date>2008-08-09T17:14:34</meta:creation-date>
    <dc:creator>Sebastian Wagner</dc:creator>
    <dc:date>2008-08-09T17:24:58</dc:date>
    <dc:language>de-DE</dc:language>
    <meta:editing-cycles>3</meta:editing-cycles>
    <meta:editing-duration>PT5M13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